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fo:break-before="page"/>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Normální" style:family="paragraph">
      <style:text-properties fo:font-weight="bold" style:font-weight-asian="bold"/>
    </style:style>
    <style:style style:name="P18" style:parent-style-name="Číslovanýseznam" style:family="paragraph">
      <style:paragraph-properties fo:text-align="start" fo:margin-left="0.3937in" fo:text-indent="-0.3937in">
        <style:tab-stops>
          <style:tab-stop style:type="left" style:position="0in"/>
        </style:tab-stops>
      </style:paragraph-properties>
    </style:style>
    <style:style style:name="P19" style:parent-style-name="Číslovanýseznam" style:family="paragraph">
      <style:paragraph-properties fo:text-align="start" fo:margin-left="0.3937in" fo:text-indent="-0.3937in">
        <style:tab-stops>
          <style:tab-stop style:type="left" style:position="0in"/>
        </style:tab-stops>
      </style:paragraph-properties>
    </style:style>
    <style:style style:name="P20" style:parent-style-name="Číslovanýseznam" style:family="paragraph"/>
    <style:style style:name="P21" style:parent-style-name="Číslovanýseznam" style:family="paragraph"/>
    <style:style style:name="T22" style:parent-style-name="Značkapozn.podčarou" style:family="text">
      <style:text-properties fo:font-weight="normal" style:font-weight-asian="normal" fo:font-size="9pt" style:font-size-asian="9pt"/>
    </style:style>
    <style:style style:name="T23" style:parent-style-name="Standardnípísmoodstavce" style:family="text">
      <style:text-properties fo:font-weight="bold" style:font-weight-asian="bold"/>
    </style:style>
    <style:style style:name="T24" style:parent-style-name="Standardnípísmoodstavce" style:family="text">
      <style:text-properties fo:font-weight="bold" style:font-weight-asian="bold"/>
    </style:style>
    <style:style style:name="T25" style:parent-style-name="Standardnípísmoodstavce" style:family="text">
      <style:text-properties fo:font-weight="bold" style:font-weight-asian="bold"/>
    </style:style>
    <style:style style:name="P26" style:parent-style-name="podpis" style:family="paragraph">
      <style:paragraph-properties fo:margin-top="0.3333in"/>
    </style:style>
    <style:style style:name="P27" style:parent-style-name="podpis" style:family="paragraph">
      <style:paragraph-properties fo:margin-top="0.3333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 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K106 34/2025</text:p>
            <text:p text:style-name="Normální">KVOP-28332/2025</text:p>
            <text:p text:style-name="Normální">26. 06. 2025</text:p>
            <text:p text:style-name="Normální"/>
            <text:p text:style-name="Normální"/>
            <text:p text:style-name="Normální"/>
            <text:p text:style-name="Normální"/>
            <text:p text:style-name="Normální"/>
          </table:table-cell>
          <table:table-cell table:style-name="TableCell16">
            <text:p text:style-name="Normální"><text:s text:c="5"/></text:p>
            <text:p text:style-name="Normální"><text:s text:c="5"/></text:p>
            <text:p text:style-name="Normální">Vážený pan</text:p>
            <text:p text:style-name="Normální">F. H.</text:p>
            <text:p text:style-name="Normální"/>
            <text:p text:style-name="Normální"/>
            <text:p text:style-name="Normální"/>
            <text:p text:style-name="P17">ID DS:<text:s/></text:p>
            <text:p text:style-name="Normální"/>
            <text:p text:style-name="Normální"/>
          </table:table-cell>
        </table:table-row>
      </table:table>
      <text:h text:style-name="Nadpis1" text:outline-level="1">Sdělení o<text:s/>vyřízení žádosti o informace</text:h>
      <text:h text:style-name="Nadpis1" text:outline-level="1">podle zákona č. 106/1999 Sb., o svobodném přístupu k informacím</text:h>
      <text:p text:style-name="Základnítext">Vážený pane H.,</text:p>
      <text:p text:style-name="Základnítext">dne 19. června 2025 obdržela Kancelář veřejného ochránce práv Vaši žádost o informace. Žádáte o:</text:p>
      <text:list text:style-name="LFO3_1" text:continue-numbering="true">
        <text:list-item>
          <text:p text:style-name="P18">kopii informací od roku 2022, kdy kancelář ombudsmana zaslala vyjádření, dotaz či jinou informaci na MPSV, referát odvolání referát posudkové služby či jiné odbory.</text:p>
        </text:list-item>
        <text:list-item>
          <text:p text:style-name="P19">informaci, kolik občanů se od roku 2023 obrátilo na ombudsmana se stížností na posudkovou komisi, referát odvolání MPSV.</text:p>
        </text:list-item>
      </text:list>
      <text:p text:style-name="P20">Dne 26. června<text:s/>2025 Vás telefonicky kontaktoval vedoucí odboru sociálního zabezpečení Mgr. Jiří Hrubý a požádal Vás o upřesnění informací.</text:p>
      <text:p text:style-name="P21">Po poskytnutém vysvětlení jste svou žádost upravil tak, že na poskytnutí informací v bodě 1 netrváte. K bodu 2 jste žádost upřesnil<text:s/>tak, že žádáte informace o počtu šetření v agendách příspěvku na péči, dávek a průkazů osob ze zdravotním postižením a počtu zjištěných pochybení od roku 2023.</text:p>
      <text:p text:style-name="Základnítext"><text:span text:style-name="Silné">K Vaší upravené žádosti poskytujeme tyto informace za období od 1. 1. 2023 do 26. 6. 2025</text:span></text:p>
      <text:p text:style-name="Základnítext">V agendě příspěvku na péči, dávek a průkazů pro osoby se zdravotním postižením<text:span text:style-name="T22"><text:note text:note-class="footnote" text:id="_ftn0"><text:note-citation>1</text:note-citation><text:note-body><text:p text:style-name="Textpozn.podčarou"><text:s/>Podněty z těchto oblastí jsou v našem systému evidovány společně pod jedním spisovým znakem. Ve všech těchto oblastech vydává posudek o zdravotním stavu účastníka řízení posudková<text:s/>komise ministerstva.</text:p></text:note-body></text:note></text:span><text:s/>se na ombudsmana obrátilo<text:s/><text:span text:style-name="T23">486 lidí</text:span>. <text:s/>Uvedené číslo zahrnuje veškeré podněty týkající se uvedených řízení. Bez rozsáhlejšího vyhledávání, které bychom museli zpoplatnit, nelze určit, zda podnět směřoval vůči postupu úřadu práce, posudkového lékaře Institutu pro posuzování zdravotního stavu nebo Ministerstva práce a sociálních věcí. Lze však obecně říci, že převážná většina podnětů se týká postupu posudkových lékařů spíše než sociálních pracovníků při provádění sociálního šetření.</text:p>
      <text:p text:style-name="Základnítext">Z těchto podnětů<text:s/><text:span text:style-name="T24">ombudsman vedl šetření v 53 případech</text:span>. To znamená, že se podrobně zabýval postupem úřadu na základě spisové dokumentace. Šetření ombudsman obvykle<text:s/><text:soft-page-break/>vede v případech, kdy stěžovatel neúspěšně využil možnosti odvolání. Tedy závěry ombudsmana se zpravidla týkají i odvolacího řízení.</text:p>
      <text:p text:style-name="Základnítext">Z uvedených šetření<text:s/><text:span text:style-name="T25">ombudsman zjistil pochybení úřadu ve 25 případech</text:span>. Ve zbývajících 33 případech pochybení nezjistil.</text:p>
      <text:p text:style-name="Základnítext">Pokud byste potřeboval ke statistickým údajům podrobnější komentář, obraťte se na Mgr. Jiřího Hrubého,<text:s/>mail:<text:s/><text:a xlink:href="mailto:hruby@ochrance.cz" office:target-frame-name="_top" xlink:show="replace"><text:span text:style-name="Hypertextovýodkaz">hruby@ochrance.cz</text:span></text:a>, tel.: 542 542 382.</text:p>
      <text:p text:style-name="Základnítext">S pozdravem</text:p>
      <text:p text:style-name="P26"/>
      <text:p text:style-name="P27">JUDr. Pavel Pořízek, Ph.D., v. r.</text:p>
      <text:p text:style-name="podpis">vedoucí Kanceláře veřejného ochránce práv</text:p>
      <text:p text:style-name="podpis">(podepsáno elektronicky)</text:p>
      <text:h text:style-name="Nadpis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4%"/>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text-underline-color="font-color"/>
    </style:style>
    <style:style style:name="kubikova" style:display-name="kubikova" style:family="text">
      <style:text-properties style:font-name="Trebuchet MS" fo:color="#808000" fo:font-size="11pt" style:font-size-asian="11pt" style:text-underline-type="none" style:text-underline-color="font-color"/>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style:tab-stops>
          <style:tab-stop style:type="left" style:position="0.1437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style:tab-stops>
          <style:tab-stop style:type="left" style:position="0.1437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style:style style:name="WW_CharLFO1LVL1" style:family="text">
      <style:text-properties style:font-name-complex="Times New Roman"/>
    </style:style>
    <text:list-style style:name="LFO1" style:display-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omplex="Times New Roman"/>
    </style:style>
    <text:list-style style:name="LFO3" style:display-name="LFO3">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3LVL1" style:family="text">
      <style:text-propertie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8"><text:span text:style-name="T9"><text:page-number text:fixed="false">2</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FN7KW*</text:span></text:p>
        <text:p text:style-name="P12"><text:span text:style-name="T13">KVOPX00FN7KW</text:span>KVOPX00FN7KW</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5-07-28T10:00:00Z</meta:creation-date>
    <dc:date>2025-07-28T10:02:00Z</dc:date>
    <meta:print-date>2016-06-27T07:08:00Z</meta:print-date>
    <meta:template xlink:href="KVOP_dopis%20vedoucího" xlink:type="simple"/>
    <meta:editing-cycles>3</meta:editing-cycles>
    <meta:editing-duration>PT120S</meta:editing-duration>
    <meta:user-defined meta:name="ContentTypeId">0x010100D3A71DC738674B4893D02C4CA0E22FAC</meta:user-defined>
    <meta:document-statistic meta:page-count="2" meta:paragraph-count="4" meta:word-count="352" meta:character-count="2427" meta:row-count="17" meta:non-whitespace-character-count="2079"/>
  </office:meta>
</office:document-meta>
</file>